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12.07mm"/>
    </style:style>
    <style:style style:name="co5" style:family="table-column">
      <style:table-column-properties fo:break-before="auto" style:column-width="44.2mm"/>
    </style:style>
    <style:style style:name="co6" style:family="table-column">
      <style:table-column-properties fo:break-before="auto" style:column-width="14.52mm"/>
    </style:style>
    <style:style style:name="co7" style:family="table-column">
      <style:table-column-properties fo:break-before="auto" style:column-width="26.72mm"/>
    </style:style>
    <style:style style:name="co8" style:family="table-column">
      <style:table-column-properties fo:break-before="auto" style:column-width="81.51mm"/>
    </style:style>
    <style:style style:name="co9" style:family="table-column">
      <style:table-column-properties fo:break-before="auto" style:column-width="12.33mm"/>
    </style:style>
    <style:style style:name="co10" style:family="table-column">
      <style:table-column-properties fo:break-before="auto" style:column-width="16.97mm"/>
    </style:style>
    <style:style style:name="co11" style:family="table-column">
      <style:table-column-properties fo:break-before="auto" style:column-width="134.8mm"/>
    </style:style>
    <style:style style:name="co12" style:family="table-column">
      <style:table-column-properties fo:break-before="auto" style:column-width="29.21mm"/>
    </style:style>
    <style:style style:name="co13" style:family="table-column">
      <style:table-column-properties fo:break-before="auto" style:column-width="25.4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3" style:family="table-column">
      <style:table-column-properties fo:break-before="auto" style:column-width="22.58mm"/>
    </style:style>
    <style:style style:name="co16" style:family="table-column">
      <style:table-column-properties fo:break-before="auto" style:column-width="20.78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42" style:family="table-column">
      <style:table-column-properties fo:break-before="auto" style:column-width="29.76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59.53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co102" style:family="table-column">
      <style:table-column-properties fo:break-before="auto" style:column-width="104.1mm"/>
    </style:style>
    <style:style style:name="co103" style:family="table-column">
      <style:table-column-properties fo:break-before="auto" style:column-width="121.73mm"/>
    </style:style>
    <style:style style:name="co104" style:family="table-column">
      <style:table-column-properties fo:break-before="auto" style:column-width="167.02mm"/>
    </style:style>
    <style:style style:name="co105" style:family="table-column">
      <style:table-column-properties fo:break-before="auto" style:column-width="86.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ro25" style:family="table-row">
      <style:table-row-properties style:row-height="186.97mm" fo:break-before="auto" style:use-optimal-row-height="true"/>
    </style:style>
    <style:style style:name="ro26" style:family="table-row">
      <style:table-row-properties style:row-height="60.04mm" fo:break-before="auto" style:use-optimal-row-height="true"/>
    </style:style>
    <style:style style:name="ta1" style:family="table" style:master-page-name="Default">
      <style:table-properties table:display="true" style:writing-mode="lr-tb"/>
    </style:style>
    <style:style style:name="ce101" style:family="table-cell" style:parent-style-name="Default">
      <style:table-cell-properties fo:wrap-option="wrap" style:vertical-align="top"/>
    </style:style>
    <style:style style:name="ce8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9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9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92" style:family="table-cell" style:parent-style-name="Default">
      <style:table-cell-properties fo:border-bottom="none" fo:wrap-option="wrap" fo:border-left="3pt solid #000000" fo:border-right="3pt solid #000000" fo:border-top="none" style:vertical-align="top"/>
    </style:style>
    <style:style style:name="ce9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ffd320" fo:wrap-option="wrap" fo:border-left="3pt solid #000000" fo:border-right="3pt solid #000000" fo:border-top="none" style:vertical-align="top"/>
    </style:style>
    <style:style style:name="ce9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8" style:family="table-cell" style:parent-style-name="Default">
      <style:table-cell-properties fo:border-bottom="none" fo:background-color="#aecf00" fo:wrap-option="wrap" fo:border-left="3pt solid #000000" fo:border-right="3pt solid #000000" fo:border-top="none" style:vertical-align="top"/>
    </style:style>
    <style:style style:name="ce9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102"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3"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style:text-align-source="fix" style:repeat-content="false" fo:border="0.06pt solid #000000"/>
      <style:paragraph-properties fo:text-align="center" fo:margin-left="0mm"/>
    </style:style>
    <style:style style:name="ce10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06pt solid #000000" style:vertical-align="top"/>
    </style:style>
    <style:style style:name="ce112" style:family="table-cell" style:parent-style-name="Default">
      <style:table-cell-properties fo:border="0.06pt solid #000000"/>
    </style:style>
    <style:style style:name="ce11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6" style:family="table-cell" style:parent-style-name="Default">
      <style:table-cell-properties style:text-align-source="fix" style:repeat-content="false" fo:wrap-option="no-wrap" style:vertical-align="top"/>
      <style:paragraph-properties fo:text-align="center" fo:margin-left="0mm"/>
    </style:style>
    <style:style style:name="ce119"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83caff" fo:border="0.06pt solid #000000"/>
      <style:text-properties fo:font-weight="bold" style:font-weight-asian="bold" style:font-weight-complex="bold"/>
    </style:style>
    <style:style style:name="ce12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3" style:family="table-cell" style:parent-style-name="Default">
      <style:table-cell-properties style:text-align-source="fix" style:repeat-content="false" fo:border="0.06pt solid #000000" style:vertical-align="top"/>
      <style:paragraph-properties fo:text-align="center" fo:margin-left="0mm"/>
    </style:style>
    <style:style style:name="ce124"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5"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3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2" style:family="table-cell" style:parent-style-name="Default">
      <style:table-cell-properties style:text-align-source="fix" style:repeat-content="false" fo:border="0.06pt solid #000000" style:vertical-align="middle"/>
      <style:paragraph-properties fo:text-align="start" fo:margin-left="0mm"/>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4"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9" style:family="table-cell" style:parent-style-name="Default">
      <style:table-cell-properties fo:border="0.06pt solid #000000" style:vertical-align="top"/>
    </style:style>
    <style:style style:name="ce141"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47"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8" style:family="table-cell" style:parent-style-name="Default">
      <style:table-cell-properties fo:wrap-option="no-wrap" fo:border="0.06pt solid #000000" style:vertical-align="top"/>
    </style:style>
    <style:style style:name="ce149" style:family="table-cell" style:parent-style-name="Default">
      <style:table-cell-properties fo:border="0.74pt solid #000000"/>
    </style:style>
    <style:style style:name="ce150" style:family="table-cell" style:parent-style-name="Default">
      <style:table-cell-properties style:text-align-source="value-type" style:repeat-content="false" fo:border="0.74pt solid #000000" style:vertical-align="top"/>
    </style:style>
    <style:style style:name="ce151" style:family="table-cell" style:parent-style-name="Default">
      <style:table-cell-properties style:text-align-source="fix" style:repeat-content="false" fo:border="0.74pt solid #000000"/>
      <style:paragraph-properties fo:text-align="center" fo:margin-left="0mm"/>
    </style:style>
    <style:style style:name="ce152" style:family="table-cell" style:parent-style-name="Default">
      <style:table-cell-properties style:text-align-source="fix" style:repeat-content="false" fo:border="0.74pt solid #000000" style:vertical-align="top"/>
      <style:paragraph-properties fo:text-align="center" fo:margin-left="0mm"/>
    </style:style>
    <style:style style:name="ce15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66" style:family="table-cell" style:parent-style-name="Default">
      <style:table-cell-properties style:text-align-source="fix" style:repeat-content="false" fo:border="0.06pt solid #000000"/>
      <style:paragraph-properties fo:text-align="center" fo:margin-left="0mm"/>
    </style:style>
    <style:style style:name="ce67"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8" style:family="table-cell" style:parent-style-name="Default">
      <style:table-cell-properties fo:wrap-option="wrap" fo:border="0.06pt solid #000000" style:vertical-align="top"/>
    </style:style>
    <style:style style:name="ce69" style:family="table-cell" style:parent-style-name="Default">
      <style:table-cell-properties fo:border="0.06pt solid #000000"/>
    </style:style>
    <style:style style:name="ce7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72"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73" style:family="table-cell" style:parent-style-name="Default">
      <style:table-cell-properties style:text-align-source="fix" style:repeat-content="false" fo:wrap-option="no-wrap" style:vertical-align="top"/>
      <style:paragraph-properties fo:text-align="center" fo:margin-left="0mm"/>
    </style:style>
    <style:style style:name="ce74"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ackground-color="#83caff" fo:border="0.06pt solid #000000"/>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0"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1" style:family="table-cell" style:parent-style-name="Default">
      <style:table-cell-properties style:text-align-source="fix" style:repeat-content="false" fo:border="0.06pt solid #000000" style:vertical-align="middle"/>
      <style:paragraph-properties fo:text-align="start" fo:margin-left="0mm"/>
    </style:style>
    <style:style style:name="ce82"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83"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8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8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87" style:family="table-cell" style:parent-style-name="Default">
      <style:table-cell-properties fo:border="0.06pt solid #000000" style:vertical-align="top"/>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00"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07"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18"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20" style:family="table-cell" style:parent-style-name="Default">
      <style:table-cell-properties fo:wrap-option="no-wrap" fo:border="0.06pt solid #000000" style:vertical-align="top"/>
    </style:style>
    <style:style style:name="ce126" style:family="table-cell" style:parent-style-name="Default">
      <style:table-cell-properties fo:border="0.74pt solid #000000"/>
    </style:style>
    <style:style style:name="ce127" style:family="table-cell" style:parent-style-name="Default">
      <style:table-cell-properties style:text-align-source="value-type" style:repeat-content="false" fo:border="0.74pt solid #000000" style:vertical-align="top"/>
    </style:style>
    <style:style style:name="ce128" style:family="table-cell" style:parent-style-name="Default">
      <style:table-cell-properties style:text-align-source="fix" style:repeat-content="false" fo:border="0.74pt solid #000000"/>
      <style:paragraph-properties fo:text-align="center" fo:margin-left="0mm"/>
    </style:style>
    <style:style style:name="ce129" style:family="table-cell" style:parent-style-name="Default">
      <style:table-cell-properties style:text-align-source="fix" style:repeat-content="false" fo:border="0.74pt solid #000000" style:vertical-align="top"/>
      <style:paragraph-properties fo:text-align="center" fo:margin-left="0mm"/>
    </style:style>
    <style:style style:name="ce13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46" style:family="text">
      <style:text-properties style:font-name="Liberation Sans" style:letter-kerning="true" style:language-asian="none" style:country-asian="none" style:font-name-asian="Noto Sans CJK SC Regular" style:font-name-complex="FreeSans" style:font-size-asian="12pt"/>
    </style:style>
    <style:style style:name="T47"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8"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4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0"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1"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2"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3" style:family="text">
      <style:text-properties style:font-name="Liberation Sans" style:letter-kerning="true" style:language-asian="none" style:country-asian="none" style:font-name-asian="Noto Sans CJK SC Regular" style:font-name-complex="FreeSans"/>
    </style:style>
    <style:style style:name="T54"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5" style:family="text">
      <style:text-properties style:letter-kerning="true" style:language-asian="none" style:country-asian="none" style:font-name-complex="FreeSans" style:font-name="Liberation Sans" style:font-name-asian="Noto Sans CJK SC Regular"/>
    </style:style>
    <style:style style:name="T56"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57"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58"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59"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0"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1"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2"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3"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4"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6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6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6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1"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2"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3"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76"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77"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78"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79"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0"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1"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2"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3" style:family="text">
      <style:text-properties fo:font-weight="bold" fo:font-style="italic" style:font-weight-asian="bold" style:font-weight-complex="bold" style:font-style-asian="italic" style:font-style-complex="italic"/>
    </style:style>
    <style:style style:name="T84" style:family="text">
      <style:text-properties style:text-underline-style="none" style:text-underline-color="font-color"/>
    </style:style>
    <style:style style:name="T85" style:family="text">
      <style:text-properties style:text-underline-style="none" style:text-underline-color="font-color" fo:font-size="10pt" style:font-name-asian="Monospace" style:font-name-complex="Monospace" style:font-size-asian="10pt" style:font-size-complex="10pt"/>
    </style:style>
    <style:style style:name="T86" style:family="text">
      <style:text-properties fo:font-size="10pt" style:font-name-asian="Monospace" style:font-name-complex="Monospace" style:font-size-asian="10pt" style:font-size-complex="10pt"/>
    </style:style>
    <style:style style:name="T8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88" style:family="text">
      <style:text-properties style:language-asian="none" style:country-asian="none"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style>
    <style:style style:name="T89"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0"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1"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46">This file is used to generate</text:span></text:p>
            <text:p><text:span text:style-name="T47">* </text:span><text:span text:style-name="T48">parts of the 3Worlds archetype:</text:span></text:p>
            <text:p><text:span text:style-name="T46">- lists of properties for nodes of the configuration tree</text:span></text:p>
            <text:p><text:span text:style-name="T47">* </text:span><text:span text:style-name="T48">parts of the 3Worlds documentation:</text:span></text:p>
            <text:p><text:span text:style-name="T46">- descriptions of the meaning and use of these properties</text:span></text:p>
            <text:p><text:span text:style-name="T46">- descriptions of the valid values for these properties when these values are from a limited set (java enums)</text:span></text:p>
            <text:p><text:span text:style-name="T47">*</text:span><text:span text:style-name="T48"> parts of the 3Worlds java code:</text:span><text:span text:style-name="T49">- enum classes matching valid property sets of values</text:span></text:p>
            <text:p><text:span text:style-name="T46">- enum table classe matching the previous when the property can contain a list of values of identical type</text:span></text:p>
            <text:p><text:span text:style-name="T50">It is meant to be a </text:span><text:span text:style-name="T51">single central source</text:span><text:span text:style-name="T52">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3">It is assumed in the following that all nodes have an implicit </text:span><text:span text:style-name="T54">name</text:span><text:span text:style-name="T55">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56">1. Create a new sheet with the node label as the sheet name</text:span></text:p>
            <text:p><text:span text:style-name="T56">2. In that sheet, create a table with 5 columns with the following headings on the first line (in this order):</text:span></text:p>
            <text:p><text:span text:style-name="T57">- </text:span><text:span text:style-name="T58">property</text:span></text:p>
            <text:p><text:span text:style-name="T57">- </text:span><text:span text:style-name="T58">base.type</text:span></text:p>
            <text:p><text:span text:style-name="T57">- </text:span><text:span text:style-name="T58">list</text:span></text:p>
            <text:p><text:span text:style-name="T57">- </text:span><text:span text:style-name="T58">optional</text:span></text:p>
            <text:p><text:span text:style-name="T57">- </text:span><text:span text:style-name="T58">description</text:span></text:p>
            <text:p><text:span text:style-name="T59">- extra.code</text:span></text:p>
            <text:p><text:span text:style-name="T59">- extra.imports</text:span></text:p>
            <text:p><text:span text:style-name="T57">This line is for humans only, it will be ignored by the processing. The processing will get the values by position, which is why the order of the </text:span><text:span text:style-name="T60">columns is important.</text:span></text:p>
            <text:p><text:span text:style-name="T61">3. In the second line of the table, put </text:span><text:span text:style-name="T62">String</text:span><text:span text:style-name="T63"> in every cell. This tells the processing code the type of the data to read in the column.</text:span></text:p>
            <text:p><text:span text:style-name="T57">4. All other lines contain the data describing the node properties. In what follows, everything is to be understood as starting at row 2, downwards </text:span><text:span text:style-name="T60">(in the table). IMPORTANT : the first value (on row 3) will be set as the default value for this property (hard-coded in the enum class as a static defaultValue() method).</text:span></text:p>
            <text:p><text:span text:style-name="T61">5. The first column (</text:span><text:span text:style-name="T62">property</text:span><text:span text:style-name="T63">) is the property name as it will appear in the archetype, documentation, and ModelMaker menus.</text:span></text:p>
            <text:p><text:span text:style-name="T61">6. The second column (</text:span><text:span text:style-name="T62">base.type</text:span><text:span text:style-name="T63">)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4">7. The third column (</text:span><text:span text:style-name="T65">list</text:span><text:span text:style-name="T66">) tells the processing java code if the property as visible from the user in ModelMaker accepts a </text:span><text:span text:style-name="T67">single</text:span><text:span text:style-name="T68"> value of the given base type, or a </text:span><text:span text:style-name="T69">list</text:span><text:span text:style-name="T70"> of values. In the former case, enter </text:span><text:span text:style-name="T67">no</text:span><text:span text:style-name="T70">, in the latter, put </text:span><text:span text:style-name="T67">yes</text:span><text:span text:style-name="T70">. The processing code will generate the appropriate class name for the archetype (and the appropriate Table-descendant class if the base.type is a new enum).</text:span></text:p>
            <text:p><text:span text:style-name="T71">8. The fourth column (</text:span><text:span text:style-name="T72">optional</text:span><text:span text:style-name="T73">) actually gives the multiplicity of the property. If the property is optional (enter </text:span><text:span text:style-name="T74">yes</text:span><text:span text:style-name="T75">), the multiplicity generated in the archetype will be 0..1, otherwise (value </text:span><text:span text:style-name="T74">no</text:span><text:span text:style-name="T73">), it will be 1..1.</text:span></text:p>
            <text:p><text:span text:style-name="T61">9. The fifth column (</text:span><text:span text:style-name="T62">description</text:span><text:span text:style-name="T63">)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76">10. The sixth column (</text:span><text:span text:style-name="T77">extra.code</text:span><text:span text:style-name="T78">)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79">11. The seventh column (</text:span><text:span text:style-name="T80">extra.imports</text:span><text:span text:style-name="T81">) contains any java code that will be inserted as is in the generated enum classes, just after the automatically generated imports and before the </text:span><text:span text:style-name="T82">enum</text:span><text:span text:style-name="T81">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83">CentralResourceGenerator.java</text:span> in package <text:span text:style-name="T83">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3">3WA-snippet-&lt;node-label&gt;.dsl</text:span>.</text:p>
            <text:p>2. One documentation file set per node sheet in package <text:span text:style-name="T83">fr.ens.biologie.threeWorlds.doc</text:span>. Each set contains one main Asciidoctor file named <text:span text:style-name="T83">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3">fr.ens.biologie.threeWorlds.resources.core.constants</text:span>. Each file is named <text:span text:style-name="T83">&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3"> fr.ens.biologie.threeWorlds.resources.core.constants</text:span>. Each file is named<text:span text:style-name="T83"> &lt;property-type&gt;Table.java</text:span>. The class is a descendant of <text:span text:style-name="T83">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66"/>
        <table:table-column table:style-name="co5" table:default-cell-style-name="ce69"/>
        <table:table-column table:style-name="co6" table:default-cell-style-name="Default"/>
        <table:table-row table:style-name="ro2">
          <table:table-cell table:style-name="ce63" office:value-type="string" calcext:value-type="string">
            <text:p>value</text:p>
          </table:table-cell>
          <table:table-cell table:style-name="ce63" office:value-type="string" calcext:value-type="string">
            <text:p>description</text:p>
          </table:table-cell>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table-row>
        <table:table-row table:style-name="ro2">
          <table:table-cell table:style-name="ce65" office:value-type="string" calcext:value-type="string">
            <text:p>mean</text:p>
          </table:table-cell>
          <table:table-cell table:style-name="ce68"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73"/>
        <table:table-column table:style-name="co8" table:default-cell-style-name="ce73"/>
        <table:table-column table:style-name="co9" table:default-cell-style-name="ce73"/>
        <table:table-column table:style-name="co10" table:default-cell-style-name="ce73"/>
        <table:table-column table:style-name="co11" table:default-cell-style-name="Default"/>
        <table:table-column table:style-name="co12" table:default-cell-style-name="Default"/>
        <table:table-column table:style-name="co13" table:default-cell-style-name="Default"/>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8">
          <table:table-cell table:style-name="ce72" office:value-type="string" calcext:value-type="string">
            <text:p>samplingMode</text:p>
          </table:table-cell>
          <table:table-cell table:style-name="ce72" office:value-type="string" calcext:value-type="string">
            <text:p>SamplingMode</text:p>
          </table:table-cell>
          <table:table-cell table:style-name="ce72" office:value-type="string" calcext:value-type="string">
            <text:p>no</text:p>
          </table:table-cell>
          <table:table-cell table:style-name="ce72" office:value-type="string" calcext:value-type="string">
            <text:p>yes</text:p>
          </table:table-cell>
          <table:table-cell table:style-name="ce6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69" table:number-columns-repeated="2"/>
        </table:table-row>
        <table:table-row table:style-name="ro9">
          <table:table-cell table:style-name="ce72" office:value-type="string" calcext:value-type="string">
            <text:p>sampleSize</text:p>
          </table:table-cell>
          <table:table-cell table:style-name="ce72" office:value-type="string" calcext:value-type="string">
            <text:p>java.lang.String</text:p>
          </table:table-cell>
          <table:table-cell table:number-columns-repeated="2" table:style-name="ce72" office:value-type="string" calcext:value-type="string">
            <text:p>no</text:p>
          </table:table-cell>
          <table:table-cell table:style-name="ce68" office:value-type="string" calcext:value-type="string">
            <text:p>How many system components at most will be tracked. Valid values are any positive integer or the keyword `ALL` to sample all the components of a given group.</text:p>
          </table:table-cell>
          <table:table-cell table:style-name="ce69" table:number-columns-repeated="2"/>
        </table:table-row>
        <table:table-row table:style-name="ro9">
          <table:table-cell table:style-name="ce72" office:value-type="string" calcext:value-type="string">
            <text:p>statistics</text:p>
          </table:table-cell>
          <table:table-cell table:style-name="ce72" office:value-type="string" calcext:value-type="string">
            <text:p>StatisticalAggregates</text:p>
          </table:table-cell>
          <table:table-cell table:number-columns-repeated="2" table:style-name="ce72" office:value-type="string" calcext:value-type="string">
            <text:p>yes</text:p>
          </table:table-cell>
          <table:table-cell table:style-name="ce68" office:value-type="string" calcext:value-type="string">
            <text:p>This property lists transformations of the raw data to compute when a group contains more than one system component.</text:p>
          </table:table-cell>
          <table:table-cell table:style-name="ce69" table:number-columns-repeated="2"/>
        </table:table-row>
        <table:table-row table:style-name="ro10">
          <table:table-cell table:style-name="ce72" office:value-type="string" calcext:value-type="string">
            <text:p>tableStatistics</text:p>
          </table:table-cell>
          <table:table-cell table:style-name="ce72" office:value-type="string" calcext:value-type="string">
            <text:p>fr.cnrs.iees.twcore.constants.StatisticalAggregates</text:p>
          </table:table-cell>
          <table:table-cell table:number-columns-repeated="2" table:style-name="ce72" office:value-type="string" calcext:value-type="string">
            <text:p>yes</text:p>
          </table:table-cell>
          <table:table-cell table:style-name="ce68"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69"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65"/>
        <table:table-column table:style-name="co15" table:default-cell-style-name="ce68"/>
        <table:table-column table:style-name="co3" table:default-cell-style-name="ce77"/>
        <table:table-column table:style-name="co16" table:default-cell-style-name="ce77"/>
        <table:table-row table:style-name="ro2">
          <table:table-cell table:style-name="ce63" office:value-type="string" calcext:value-type="string">
            <text:p>value</text:p>
          </table:table-cell>
          <table:table-cell table:style-name="ce75" office:value-type="string" calcext:value-type="string">
            <text:p>description</text:p>
          </table:table-cell>
          <table:table-cell table:style-name="ce63" office:value-type="string" calcext:value-type="string">
            <text:p>dependency</text:p>
          </table:table-cell>
          <table:table-cell table:style-name="ce63" office:value-type="string" calcext:value-type="string">
            <text:p>o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70"/>
        <table:table-column table:style-name="co17" table:default-cell-style-name="ce70"/>
        <table:table-column table:style-name="co9" table:default-cell-style-name="ce70"/>
        <table:table-column table:style-name="co10" table:default-cell-style-name="ce70"/>
        <table:table-column table:style-name="co18" table:default-cell-style-name="ce74"/>
        <table:table-column table:style-name="co19" table:default-cell-style-name="ce74"/>
        <table:table-column table:style-name="co13"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1">
          <table:table-cell table:style-name="ce72" office:value-type="string" calcext:value-type="string">
            <text:p>variable</text:p>
          </table:table-cell>
          <table:table-cell table:style-name="ce72" office:value-type="string" calcext:value-type="string">
            <text:p>PopulationVariables</text:p>
          </table:table-cell>
          <table:table-cell table:style-name="ce72" office:value-type="string" calcext:value-type="string">
            <text:p>yes</text:p>
          </table:table-cell>
          <table:table-cell table:style-name="ce72" office:value-type="string" calcext:value-type="string">
            <text:p>no</text:p>
          </table:table-cell>
          <table:table-cell table:style-name="ce68" office:value-type="string" calcext:value-type="string">
            <text:p>This property specifies which population variables should be tracked</text:p>
          </table:table-cell>
          <table:table-cell table:style-name="ce69" table:number-columns-repeated="2"/>
        </table:table-row>
      </table:table>
      <table:table table:name="trackPopulation.PopulationVariables" table:style-name="ta1">
        <table:table-column table:style-name="co20" table:default-cell-style-name="ce66"/>
        <table:table-column table:style-name="co21" table:default-cell-style-name="ce69"/>
        <table:table-column table:style-name="co22" table:default-cell-style-name="ce69"/>
        <table:table-column table:style-name="co23" table:default-cell-style-name="ce66"/>
        <table:table-column table:style-name="co24" table:default-cell-style-name="ce66"/>
        <table:table-column table:style-name="co12" table:default-cell-style-name="ce66"/>
        <table:table-column table:style-name="co9" table:default-cell-style-name="ce66"/>
        <table:table-column table:style-name="co25" table:default-cell-style-name="ce66"/>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longName</text:p>
          </table:table-cell>
          <table:table-cell table:style-name="ce63" office:value-type="string" calcext:value-type="string">
            <text:p>shortName</text:p>
          </table:table-cell>
          <table:table-cell table:style-name="ce63" office:value-type="string" calcext:value-type="string">
            <text:p>range</text:p>
          </table:table-cell>
          <table:table-cell table:style-name="ce63" office:value-type="string" calcext:value-type="string">
            <text:p>type</text:p>
          </table:table-cell>
          <table:table-cell table:style-name="ce63" office:value-type="string" calcext:value-type="string">
            <text:p>units</text:p>
          </table:table-cell>
          <table:table-cell table:style-name="ce63" office:value-type="string" calcext:value-type="string">
            <text:p>getter</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number-columns-repeated="6" table:style-name="ce71" office:value-type="string" calcext:value-type="string">
            <text:p>String</text:p>
          </table:table-cell>
        </table:table-row>
        <table:table-row table:style-name="ro2">
          <table:table-cell table:style-name="ce65" office:value-type="string" calcext:value-type="string">
            <text:p>COUNT</text:p>
          </table:table-cell>
          <table:table-cell table:style-name="ce68" office:value-type="string" calcext:value-type="string">
            <text:p>population size</text:p>
          </table:table-cell>
          <table:table-cell table:style-name="ce68"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65" office:value-type="string" calcext:value-type="string">
            <text:p>TCOUNT</text:p>
          </table:table-cell>
          <table:table-cell table:style-name="ce68"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70"/>
        <table:table-column table:style-name="co27" table:default-cell-style-name="ce70"/>
        <table:table-column table:style-name="co9" table:default-cell-style-name="ce70"/>
        <table:table-column table:style-name="co10" table:default-cell-style-name="ce70"/>
        <table:table-column table:style-name="co28" table:default-cell-style-name="ce74"/>
        <table:table-column table:style-name="co29" table:default-cell-style-name="ce74"/>
        <table:table-column table:style-name="co30"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2">
          <table:table-cell table:style-name="ce72" office:value-type="string" calcext:value-type="string">
            <text:p>type</text:p>
          </table:table-cell>
          <table:table-cell table:style-name="ce72" office:value-type="string" calcext:value-type="string">
            <text:p>TwFunctionTypes</text:p>
          </table:table-cell>
          <table:table-cell table:number-columns-repeated="2" table:style-name="ce72" office:value-type="string" calcext:value-type="string">
            <text:p>no</text:p>
          </table:table-cell>
          <table:table-cell table:style-name="ce68" office:value-type="string" calcext:value-type="string">
            <text:p>This property specifies which kind of biological function will be implemented within the linked `Process` obect.</text:p>
          </table:table-cell>
          <table:table-cell table:style-name="ce79"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79"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function.TwFunctionTypes" table:style-name="ta1">
        <table:table-column table:style-name="co31" table:default-cell-style-name="ce81"/>
        <table:table-column table:style-name="co32" table:default-cell-style-name="ce84"/>
        <table:table-column table:style-name="co33" table:default-cell-style-name="ce85"/>
        <table:table-column table:style-name="co34" table:default-cell-style-name="ce85"/>
        <table:table-column table:style-name="co35" table:default-cell-style-name="ce84"/>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method</text:p>
          </table:table-cell>
          <table:table-cell table:style-name="ce63" office:value-type="string" calcext:value-type="string">
            <text:p>returnType</text:p>
          </table:table-cell>
          <table:table-cell table:style-name="ce63" office:value-type="string" calcext:value-type="string">
            <text:p>returnJavaDoc</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number-columns-repeated="3" table:style-name="ce71" office:value-type="string" calcext:value-type="string">
            <text:p>String</text:p>
          </table:table-cell>
        </table:table-row>
        <table:table-row table:style-name="ro2">
          <table:table-cell table:style-name="ce80" office:value-type="string" calcext:value-type="string">
            <text:p>ChangeState</text:p>
          </table:table-cell>
          <table:table-cell table:style-name="ce83" office:value-type="string" calcext:value-type="string">
            <text:p>change the state,<text:span text:style-name="T84"> </text:span><text:span text:style-name="T85">i.e.</text:span><text:span text:style-name="T86">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86"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2"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2"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70"/>
        <table:table-column table:style-name="co36" table:default-cell-style-name="ce70"/>
        <table:table-column table:style-name="co9" table:default-cell-style-name="ce70"/>
        <table:table-column table:style-name="co10" table:default-cell-style-name="ce70"/>
        <table:table-column table:style-name="co37" table:default-cell-style-name="ce68"/>
        <table:table-column table:style-name="co3" table:number-columns-repeated="2" table:default-cell-style-name="ce69"/>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72" office:value-type="string" calcext:value-type="string">
            <text:p>insertion</text:p>
          </table:table-cell>
          <table:table-cell table:style-name="ce72" office:value-type="string" calcext:value-type="string">
            <text:p>SnippetLocation</text:p>
          </table:table-cell>
          <table:table-cell table:number-columns-repeated="2" table:style-name="ce72"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69"/>
        <table:table-column table:style-name="co39" table:default-cell-style-name="ce69"/>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70"/>
        <table:table-column table:style-name="co24" table:default-cell-style-name="ce70"/>
        <table:table-column table:style-name="co9" table:default-cell-style-name="ce70"/>
        <table:table-column table:style-name="co10" table:default-cell-style-name="ce70"/>
        <table:table-column table:style-name="co40" table:default-cell-style-name="ce74"/>
        <table:table-column table:style-name="co3" table:default-cell-style-name="ce74"/>
        <table:table-column table:style-name="co13"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8" office:value-type="string" calcext:value-type="string">
            <text:p>This property specifies if this type of system component will stay forever, or may get created and deleted during a simulation</text:p>
          </table:table-cell>
          <table:table-cell table:style-name="ce69" table:number-columns-repeated="2"/>
        </table:table-row>
      </table:table>
      <table:table table:name="system.LifespanType" table:style-name="ta1">
        <table:table-column table:style-name="co3" table:default-cell-style-name="ce87"/>
        <table:table-column table:style-name="co41" table:default-cell-style-name="ce68"/>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office:forms form:automatic-focus="false" form:apply-design-mode="false"/>
        <table:table-column table:style-name="co42" table:default-cell-style-name="ce77"/>
        <table:table-column table:style-name="co102" table:default-cell-style-name="ce77"/>
        <table:table-column table:style-name="co9" table:default-cell-style-name="ce77"/>
        <table:table-column table:style-name="co10" table:default-cell-style-name="ce77"/>
        <table:table-column table:style-name="co103" table:default-cell-style-name="ce68"/>
        <table:table-column table:style-name="co104" table:default-cell-style-name="ce140"/>
        <table:table-column table:style-name="co105" table:default-cell-style-name="ce74"/>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87">    public boolean calendarCompatible() {</text:span></text:p>
            <text:p><text:span text:style-name="T88">        return (inflationFactor==1.0);</text:span></text:p>
            <text:p><text:span text:style-name="T87">    }</text:span></text:p>
            <text:p><text:span text:style-name="T88">    </text:span></text:p>
            <text:p><text:span text:style-name="T87">    public static SortedSet&lt;TimeUnits&gt; validTimeUnits(TimeScaleType scale) {</text:span></text:p>
            <text:p><text:span text:style-name="T88">        SortedSet&lt;TimeUnits&gt; result = new TreeSet&lt;TimeUnits&gt;();</text:span></text:p>
            <text:p><text:span text:style-name="T87">        if (scale.equals(ARBITRARY))</text:span></text:p>
            <text:p><text:span text:style-name="T88">            result.add(TimeUnits.UNSPECIFIED);</text:span></text:p>
            <text:p><text:span text:style-name="T87">        else if (scale.equals(TimeScaleType.MONO_UNIT))</text:span></text:p>
            <text:p><text:span text:style-name="T88">            result.add(scale.shortestUnit); // or longestTimeUnit in this case</text:span></text:p>
            <text:p><text:span text:style-name="T87">        else {</text:span></text:p>
            <text:p><text:span text:style-name="T88">            for (TimeUnits tu:TimeUnits.values())</text:span></text:p>
            <text:p><text:span text:style-name="T87">                if (tu.compareTo(scale.longestUnit)&lt;=0)</text:span></text:p>
            <text:p><text:span text:style-name="T88">                    if (tu.compareTo(scale.shortestUnit)&gt;=0)</text:span></text:p>
            <text:p><text:span text:style-name="T87">                        switch(tu) {</text:span></text:p>
            <text:p><text:span text:style-name="T88">                        case MILLENNIUM:</text:span></text:p>
            <text:p><text:span text:style-name="T87">                        case CENTURY:</text:span></text:p>
            <text:p><text:span text:style-name="T88">                        case DECADE:</text:span></text:p>
            <text:p><text:span text:style-name="T87">                        case DAY:</text:span></text:p>
            <text:p><text:span text:style-name="T88">                        case HOUR:</text:span></text:p>
            <text:p><text:span text:style-name="T87">                        case MINUTE:</text:span></text:p>
            <text:p><text:span text:style-name="T88">                        case SECOND:</text:span></text:p>
            <text:p><text:span text:style-name="T87">                        case MILLISECOND:</text:span></text:p>
            <text:p><text:span text:style-name="T88">                        case MICROSECOND:</text:span></text:p>
            <text:p><text:span text:style-name="T87">                            result.add(tu);</text:span></text:p>
            <text:p><text:span text:style-name="T88">                            break;</text:span></text:p>
            <text:p><text:span text:style-name="T87">                        default:;</text:span></text:p>
            <text:p><text:span text:style-name="T88">                        }</text:span></text:p>
            <text:p><text:span text:style-name="T87">            TimeUnits u = scale.yearUnit;</text:span></text:p>
            <text:p><text:span text:style-name="T88">            if (u!=null) </text:span></text:p>
            <text:p><text:span text:style-name="T87">                if (u.compareTo(scale.longestUnit)&lt;=0)</text:span></text:p>
            <text:p><text:span text:style-name="T88">                    if (u.compareTo(scale.shortestUnit)&gt;=0)</text:span></text:p>
            <text:p><text:span text:style-name="T87">                        result.add(u);</text:span></text:p>
            <text:p><text:span text:style-name="T88">            u = scale.monthUnit;</text:span></text:p>
            <text:p><text:span text:style-name="T87">            if (u!=null) </text:span></text:p>
            <text:p><text:span text:style-name="T88">                if (u.compareTo(scale.longestUnit)&lt;=0)</text:span></text:p>
            <text:p><text:span text:style-name="T87">                    if (u.compareTo(scale.shortestUnit)&gt;=0)</text:span></text:p>
            <text:p><text:span text:style-name="T88">                        result.add(u);</text:span></text:p>
            <text:p><text:span text:style-name="T87">            u = scale.weekUnit();</text:span></text:p>
            <text:p><text:span text:style-name="T88">            if (u!=null)</text:span></text:p>
            <text:p><text:span text:style-name="T87">                if (u.compareTo(scale.longestUnit)&lt;=0)</text:span></text:p>
            <text:p><text:span text:style-name="T88">                    if (u.compareTo(scale.shortestUnit)&gt;=0)</text:span></text:p>
            <text:p><text:span text:style-name="T87">                        result.add(u);</text:span></text:p>
            <text:p><text:span text:style-name="T88">        }</text:span></text:p>
            <text:p><text:span text:style-name="T87">        return result;</text:span></text:p>
            <text:p><text:span text:style-name="T88">    }</text:span></text:p>
            <text:p><text:span text:style-name="T88"/></text:p>
          </table:table-cell>
          <table:table-cell table:style-name="ce68" office:value-type="string" calcext:value-type="string">
            <text:p>import java.util.SortedSet;</text:p>
            <text:p>import java.util.TreeSet;</text:p>
            <text:p>import static fr.cnrs.iees.twcore.constants.TimeUnits.*;</text:p>
            <text:p/>
          </table:table-cell>
        </table:table-row>
        <table:table-row table:style-name="ro2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89">    </text:span><text:span text:style-name="T87">/**</text:span></text:p>
            <text:p><text:span text:style-name="T90">     </text:span><text:span text:style-name="T91">* Various year duration in days according to  https://en.wikipedia.org/wiki/Year#Astronomical_years</text:span></text:p>
            <text:p><text:span text:style-name="T90">     </text:span><text:span text:style-name="T91">* Use these to setup a reference year duration when needed to convert between true years and</text:span></text:p>
            <text:p><text:span text:style-name="T90">     </text:span><text:span text:style-name="T91">* approximate years. Cf wikipedia for the exact meanings of these definitions.</text:span></text:p>
            <text:p><text:span text:style-name="T90">     </text:span><text:span text:style-name="T91">* All assume a 86400 seconds day.</text:span></text:p>
            <text:p><text:span text:style-name="T90">     </text:span><text:span text:style-name="T91">*/</text:span></text:p>
            <text:p><text:span text:style-name="T90">    </text:span><text:span text:style-name="T91">private static double JULIAN_YEAR = 365.25;</text:span></text:p>
            <text:p><text:span text:style-name="T90">    </text:span><text:span text:style-name="T91">private static double GREGORIAN_YEAR = 365.2425;</text:span></text:p>
            <text:p><text:span text:style-name="T90">    </text:span><text:span text:style-name="T91">private static double SIDEREAL_YEAR = 365.256363051;</text:span></text:p>
            <text:p><text:span text:style-name="T90">    </text:span><text:span text:style-name="T91">private static double TROPICAL_YEAR = 365.2421898;</text:span></text:p>
            <text:p><text:span text:style-name="T90">    </text:span><text:span text:style-name="T91">private static double ANOMALISTIC_YEAR = 365.259635864;</text:span></text:p>
            <text:p><text:span text:style-name="T90">    </text:span><text:span text:style-name="T91">private static double GAUSSIAN_YEAR = 365.2568983;</text:span></text:p>
            <text:p><text:span text:style-name="T90">    </text:span><text:span text:style-name="T91">// select one value among the previous ones as the reference year</text:span></text:p>
            <text:p><text:span text:style-name="T90">    </text:span><text:span text:style-name="T91">public static double REFERENCE_YEAR = JULIAN_YEAR;</text:span></text:p>
            <text:p><text:span text:style-name="T90">    </text:span><text:span text:style-name="T91">// well I think I would like a galactic year actually</text:span></text:p>
          </table:table-cell>
          <table:table-cell table:style-name="ce87"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69"/>
        </table:table-row>
      </table:table>
      <table:table table:name="relation" table:style-name="ta1">
        <table:table-column table:style-name="co26" table:default-cell-style-name="ce70"/>
        <table:table-column table:style-name="co47" table:default-cell-style-name="ce70"/>
        <table:table-column table:style-name="co9" table:default-cell-style-name="ce70"/>
        <table:table-column table:style-name="co10" table:default-cell-style-name="ce70"/>
        <table:table-column table:style-name="co41" table:default-cell-style-name="ce74"/>
        <table:table-column table:style-name="co3" table:number-columns-repeated="2"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8" office:value-type="string" calcext:value-type="string">
            <text:p>This property specifies if this type of relation will stay forever, or may get created and deleted during a simulation. Cf the <text:s/>property definition in `SystemComponent`</text:p>
          </table:table-cell>
          <table:table-cell table:style-name="ce69" table:number-columns-repeated="2"/>
        </table:table-row>
      </table:table>
      <table:table table:name="timeLine.TimeScaleType" table:style-name="ta1">
        <office:forms form:automatic-focus="false" form:apply-design-mode="false"/>
        <table:table-column table:style-name="co48" table:default-cell-style-name="ce69"/>
        <table:table-column table:style-name="co49" table:default-cell-style-name="ce69"/>
        <table:table-column table:style-name="co50" table:default-cell-style-name="ce69"/>
        <table:table-column table:style-name="co19" table:default-cell-style-name="ce66"/>
        <table:table-column table:style-name="co51" table:default-cell-style-name="ce66"/>
        <table:table-column table:style-name="co52" table:default-cell-style-name="ce66"/>
        <table:table-column table:style-name="co53" table:default-cell-style-name="ce66"/>
        <table:table-column table:style-name="co54" table:default-cell-style-name="ce66"/>
        <table:table-column table:style-name="co55" table:default-cell-style-name="ce66"/>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longName</text:p>
          </table:table-cell>
          <table:table-cell table:style-name="ce63" office:value-type="string" calcext:value-type="string">
            <text:p>yearUnit</text:p>
          </table:table-cell>
          <table:table-cell table:style-name="ce63" office:value-type="string" calcext:value-type="string">
            <text:p>monthUnit</text:p>
          </table:table-cell>
          <table:table-cell table:style-name="ce63" office:value-type="string" calcext:value-type="string">
            <text:p>weekUnit</text:p>
          </table:table-cell>
          <table:table-cell table:style-name="ce63" office:value-type="string" calcext:value-type="string">
            <text:p>shortestUnit</text:p>
          </table:table-cell>
          <table:table-cell table:style-name="ce63" office:value-type="string" calcext:value-type="string">
            <text:p>longestUnit</text:p>
          </table:table-cell>
          <table:table-cell table:style-name="ce63" office:value-type="string" calcext:value-type="string">
            <text:p>inflationFactor</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style-name="ce71" office:value-type="string" calcext:value-type="string">
            <text:p>String</text:p>
          </table:table-cell>
          <table:table-cell table:number-columns-repeated="5" table:style-name="ce71" office:value-type="string" calcext:value-type="string">
            <text:p>TimeUnits</text:p>
          </table:table-cell>
          <table:table-cell table:style-name="ce71"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87" office:value-type="string" calcext:value-type="string">
            <text:p>GREGORIAN</text:p>
          </table:table-cell>
          <table:table-cell table:style-name="ce6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69"/>
        <table:table-column table:style-name="co56" table:default-cell-style-name="ce69"/>
        <table:table-column table:style-name="co3" table:default-cell-style-name="ce66"/>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abbrevia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cell table:style-name="ce71"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87"/>
        <table:table-column table:style-name="co21" table:default-cell-style-name="ce77"/>
        <table:table-column table:style-name="co9" table:default-cell-style-name="ce77"/>
        <table:table-column table:style-name="co10" table:default-cell-style-name="ce77"/>
        <table:table-column table:style-name="co58" table:default-cell-style-name="ce68"/>
        <table:table-column table:style-name="co3" table:default-cell-style-name="ce87"/>
        <table:table-column table:style-name="co13" table:default-cell-style-name="ce87"/>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77"/>
        <table:table-column table:style-name="co59" table:default-cell-style-name="ce70"/>
        <table:table-column table:style-name="co9" table:default-cell-style-name="ce77"/>
        <table:table-column table:style-name="co10" table:default-cell-style-name="ce77"/>
        <table:table-column table:style-name="co60" table:default-cell-style-name="ce68"/>
        <table:table-column table:style-name="co19" table:default-cell-style-name="ce87"/>
        <table:table-column table:style-name="co13" table:default-cell-style-name="ce87"/>
        <table:table-row table:style-name="ro2">
          <table:table-cell table:style-name="ce70"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69"/>
        <table:table-column table:style-name="co61" table:default-cell-style-name="ce69"/>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69"/>
        <table:table-column table:style-name="co63" table:default-cell-style-name="ce66"/>
        <table:table-column table:style-name="co3" table:number-columns-repeated="2" table:default-cell-style-name="ce66"/>
        <table:table-column table:style-name="co64" table:default-cell-style-name="ce69"/>
        <table:table-column table:style-name="co65" table:default-cell-style-name="ce69"/>
        <table:table-column table:style-name="co3" table:default-cell-style-name="ce69"/>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0">
          <table:table-cell table:style-name="ce87"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87" office:value-type="string" calcext:value-type="string">
            <text:p>The data type of this field.</text:p>
          </table:table-cell>
          <table:table-cell table:style-name="ce87"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87"/>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00"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0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69"/>
        <table:table-column table:style-name="co63" table:default-cell-style-name="ce66"/>
        <table:table-column table:style-name="co3" table:number-columns-repeated="2" table:default-cell-style-name="ce66"/>
        <table:table-column table:style-name="co66" table:default-cell-style-name="ce69"/>
        <table:table-column table:style-name="co67" table:default-cell-style-name="ce69"/>
        <table:table-column table:style-name="co13" table:default-cell-style-name="ce69"/>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1">
          <table:table-cell table:style-name="ce87"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87" office:value-type="string" calcext:value-type="string">
            <text:p>The data type of the elements of the table. cf property `field.type` for valid values.</text:p>
          </table:table-cell>
          <table:table-cell table:style-name="ce87"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00"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0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66"/>
        <table:table-column table:style-name="co68" table:default-cell-style-name="ce69"/>
        <table:table-column table:style-name="co69" table:default-cell-style-name="ce69"/>
        <table:table-column table:style-name="co70" table:default-cell-style-name="ce69"/>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className</text:p>
          </table:table-cell>
          <table:table-cell table:style-name="ce63" office:value-type="string" calcext:value-type="string">
            <text:p>asPrimitive</text:p>
          </table:table-cell>
        </table:table-row>
        <table:table-row table:style-name="ro2">
          <table:table-cell table:style-name="ce107"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08"/>
        <table:table-column table:style-name="co72" table:default-cell-style-name="ce110"/>
        <table:table-column table:style-name="co3" table:number-columns-repeated="2" table:default-cell-style-name="ce77"/>
        <table:table-column table:style-name="co73" table:default-cell-style-name="ce68"/>
        <table:table-column table:style-name="co3" table:number-columns-repeated="2" table:default-cell-style-name="ce87"/>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17"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68"/>
        <table:table-column table:style-name="co11" table:default-cell-style-name="ce68"/>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118"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20"/>
        <table:table-column table:style-name="co74" table:default-cell-style-name="ce68"/>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20"/>
        <table:table-column table:style-name="co76" table:default-cell-style-name="ce68"/>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87"/>
        <table:table-column table:style-name="co78" table:default-cell-style-name="ce77"/>
        <table:table-column table:style-name="co79" table:default-cell-style-name="ce77"/>
        <table:table-column table:style-name="co10" table:default-cell-style-name="ce77"/>
        <table:table-column table:style-name="co80" table:default-cell-style-name="ce68"/>
        <table:table-column table:style-name="co81" table:default-cell-style-name="ce69"/>
        <table:table-column table:style-name="co13" table:default-cell-style-name="ce69"/>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
          <table:table-cell table:style-name="ce69" office:value-type="string" calcext:value-type="string">
            <text:p>type</text:p>
          </table:table-cell>
          <table:table-cell table:style-name="ce66" office:value-type="string" calcext:value-type="string">
            <text:p>SpaceType</text:p>
          </table:table-cell>
          <table:table-cell table:number-columns-repeated="2" table:style-name="ce66" office:value-type="string" calcext:value-type="string">
            <text:p>no</text:p>
          </table:table-cell>
          <table:table-cell table:style-name="ce69" office:value-type="string" calcext:value-type="string">
            <text:p>The type of spatial representation</text:p>
          </table:table-cell>
          <table:table-cell table:number-columns-repeated="2"/>
        </table:table-row>
        <table:table-row table:style-name="ro2">
          <table:table-cell table:style-name="ce126" office:value-type="string" calcext:value-type="string">
            <text:p>borderType</text:p>
          </table:table-cell>
          <table:table-cell table:style-name="ce128" office:value-type="string" calcext:value-type="string">
            <text:p>BorderType</text:p>
          </table:table-cell>
          <table:table-cell table:style-name="ce128" office:value-type="string" calcext:value-type="string">
            <text:p>no</text:p>
          </table:table-cell>
          <table:table-cell table:style-name="ce128" office:value-type="string" calcext:value-type="string">
            <text:p>yes</text:p>
          </table:table-cell>
          <table:table-cell table:style-name="ce126" office:value-type="string" calcext:value-type="string">
            <text:p>The space border behaviour</text:p>
          </table:table-cell>
          <table:table-cell table:style-name="ce126" table:number-columns-repeated="2"/>
        </table:table-row>
        <table:table-row table:style-name="ro24">
          <table:table-cell table:style-name="ce127" office:value-type="string" calcext:value-type="string">
            <text:p>edgeEffects</text:p>
          </table:table-cell>
          <table:table-cell table:style-name="ce129" office:value-type="string" calcext:value-type="string">
            <text:p>EdgeEffectCorrection</text:p>
          </table:table-cell>
          <table:table-cell table:number-columns-repeated="2" table:style-name="ce129" office:value-type="string" calcext:value-type="string">
            <text:p>no</text:p>
          </table:table-cell>
          <table:table-cell table:style-name="ce127" office:value-type="string" calcext:value-type="string">
            <text:p>The most common edge effect corrections</text:p>
          </table:table-cell>
          <table:table-cell table:style-name="ce127"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7"/>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110"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26"/>
        <table:table-column table:style-name="co82" table:default-cell-style-name="ce126"/>
        <table:table-column table:style-name="co3" table:default-cell-style-name="ce126"/>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130" office:value-type="string" calcext:value-type="string">
            <text:p>dependency</text:p>
          </table:table-cell>
        </table:table-row>
        <table:table-row table:style-name="ro2">
          <table:table-cell table:style-name="ce107"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66"/>
        <table:table-column table:style-name="co84" table:default-cell-style-name="ce69"/>
        <table:table-column table:style-name="co85" table:default-cell-style-name="ce69"/>
        <table:table-column table:style-name="co3" table:default-cell-style-name="ce128"/>
        <table:table-row table:style-name="ro2">
          <table:table-cell table:style-name="ce63" office:value-type="string" calcext:value-type="string">
            <text:p>value</text:p>
          </table:table-cell>
          <table:table-cell table:style-name="ce63" office:value-type="string" calcext:value-type="string">
            <text:p>description</text:p>
          </table:table-cell>
          <table:table-cell table:style-name="ce63" office:value-type="string" calcext:value-type="string">
            <text:p>className</text:p>
          </table:table-cell>
          <table:table-cell table:style-name="ce63" office:value-type="string" calcext:value-type="string">
            <text:p>dimensions</text:p>
          </table:table-cell>
        </table:table-row>
        <table:table-row table:style-name="ro2">
          <table:table-cell table:style-name="ce107"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26"/>
        <table:table-column table:style-name="co87" table:default-cell-style-name="ce126"/>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107"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70"/>
        <table:table-column table:style-name="co88" table:default-cell-style-name="ce70"/>
        <table:table-column table:style-name="co3" table:number-columns-repeated="2" table:default-cell-style-name="ce70"/>
        <table:table-column table:style-name="co89" table:default-cell-style-name="ce74"/>
        <table:table-column table:style-name="co3" table:default-cell-style-name="ce74"/>
        <table:table-column table:style-name="co90"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8" office:value-type="string" calcext:value-type="string">
            <text:p>This property specifies the way the experiment should be deployed on the available computation resources (e.g. local computer, network, cluster, grid, etc...)</text:p>
          </table:table-cell>
          <table:table-cell table:style-name="ce87" table:number-columns-repeated="2"/>
        </table:table-row>
      </table:table>
      <table:table table:name="experiment.DeploymentType" table:style-name="ta1">
        <table:table-column table:style-name="co75" table:default-cell-style-name="ce69"/>
        <table:table-column table:style-name="co91" table:default-cell-style-name="ce69"/>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70"/>
        <table:table-column table:style-name="co93" table:default-cell-style-name="ce70"/>
        <table:table-column table:style-name="co79" table:default-cell-style-name="ce70"/>
        <table:table-column table:style-name="co10" table:default-cell-style-name="ce70"/>
        <table:table-column table:style-name="co94" table:default-cell-style-name="ce74"/>
        <table:table-column table:style-name="co95" table:default-cell-style-name="ce74"/>
        <table:table-column table:style-name="co90"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9">
          <table:table-cell table:style-name="ce77" office:value-type="string" calcext:value-type="string">
            <text:p>orientation</text:p>
          </table:table-cell>
          <table:table-cell table:style-name="ce77" office:value-type="string" calcext:value-type="string">
            <text:p>UIContainerOrientation</text:p>
          </table:table-cell>
          <table:table-cell table:number-columns-repeated="2" table:style-name="ce77" office:value-type="string" calcext:value-type="string">
            <text:p>no</text:p>
          </table:table-cell>
          <table:table-cell table:style-name="ce68" office:value-type="string" calcext:value-type="string">
            <text:p>This property specifies the way widgets and containers are placed: side by side or on top of each other</text:p>
          </table:table-cell>
          <table:table-cell table:style-name="ce87" table:number-columns-repeated="2"/>
        </table:table-row>
      </table:table>
      <table:table table:name="tab.UIContainerOrientation" table:style-name="ta1">
        <table:table-column table:style-name="co3" table:default-cell-style-name="ce69"/>
        <table:table-column table:style-name="co96" table:default-cell-style-name="ce69"/>
        <table:table-row table:style-name="ro2">
          <table:table-cell table:style-name="ce63" office:value-type="string" calcext:value-type="string">
            <text:p>value</text:p>
          </table:table-cell>
          <table:table-cell table:style-name="ce63" office:value-type="string" calcext:value-type="string">
            <text:p>description</text:p>
          </table:table-cell>
        </table:table-row>
        <table:table-row table:style-name="ro2">
          <table:table-cell table:style-name="ce64" office:value-type="string" calcext:value-type="string">
            <text:p>String</text:p>
          </table:table-cell>
          <table:table-cell table:style-name="ce67"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77"/>
        <table:table-column table:style-name="co97" table:default-cell-style-name="ce77"/>
        <table:table-column table:style-name="co79" table:default-cell-style-name="ce77"/>
        <table:table-column table:style-name="co10" table:default-cell-style-name="ce77"/>
        <table:table-column table:style-name="co98" table:default-cell-style-name="ce68"/>
        <table:table-column table:style-name="co3" table:default-cell-style-name="ce87"/>
        <table:table-column table:style-name="co90" table:default-cell-style-name="ce87"/>
        <table:table-row table:style-name="ro2">
          <table:table-cell table:style-name="ce70" office:value-type="string" calcext:value-type="string">
            <text:p>property</text:p>
          </table:table-cell>
          <table:table-cell table:style-name="ce70"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0" office:value-type="string" calcext:value-type="string">
            <text:p>list</text:p>
          </table:table-cell>
          <table:table-cell table:style-name="ce70" office:value-type="string" calcext:value-type="string">
            <text:p>optional</text:p>
          </table:table-cell>
          <table:table-cell table:style-name="ce74" office:value-type="string" calcext:value-type="string">
            <text:p>description</text:p>
          </table:table-cell>
          <table:table-cell table:style-name="ce74" office:value-type="string" calcext:value-type="string">
            <text:p>extra.code</text:p>
          </table:table-cell>
          <table:table-cell table:style-name="ce74"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70"/>
        <table:table-column table:style-name="co99" table:default-cell-style-name="ce70"/>
        <table:table-column table:style-name="co79" table:default-cell-style-name="ce70"/>
        <table:table-column table:style-name="co10" table:default-cell-style-name="ce70"/>
        <table:table-column table:style-name="co100" table:default-cell-style-name="ce74"/>
        <table:table-column table:style-name="co95" table:default-cell-style-name="ce74"/>
        <table:table-column table:style-name="co90" table:default-cell-style-name="ce74"/>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1" office:value-type="string" calcext:value-type="string">
            <text:p>String</text:p>
          </table:table-cell>
        </table:table-row>
        <table:table-row table:style-name="ro13">
          <table:table-cell table:style-name="ce77" office:value-type="string" calcext:value-type="string">
            <text:p>order</text:p>
          </table:table-cell>
          <table:table-cell table:style-name="ce77" office:value-type="string" calcext:value-type="string">
            <text:p>java.lang.Integer</text:p>
          </table:table-cell>
          <table:table-cell table:number-columns-repeated="2" table:style-name="ce77" office:value-type="string" calcext:value-type="string">
            <text:p>no</text:p>
          </table:table-cell>
          <table:table-cell table:style-name="ce68" office:value-type="string" calcext:value-type="string">
            <text:p>Rank of placement in its container (smaller value: to the left/top; larger: to the right/bottom)</text:p>
          </table:table-cell>
          <table:table-cell table:style-name="ce87"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 style:data-style-name="N2" text:time-value="10:01:54.758099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23T10:05:01.073540990</dc:date>
    <meta:editing-duration>P1DT11H45M10S</meta:editing-duration>
    <meta:editing-cycles>214</meta:editing-cycles>
    <meta:generator>LibreOffice/6.0.7.3$Linux_X86_64 LibreOffice_project/00m0$Build-3</meta:generator>
    <dc:creator>Jacques Gignoux</dc:creator>
    <meta:document-statistic meta:table-count="36" meta:cell-count="1002" meta:object-count="0"/>
  </office:meta>
</office:document-meta>
</file>